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bf8" officeooo:paragraph-rsid="000e4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hub code</text:p>
      <text:p text:style-name="P1">ghp_foWG949mE2C3mSBWm0YQGVLlnyKrsk0jcSy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6:53:07.328491921</meta:creation-date>
    <dc:date>2026-02-26T16:54:40.555226606</dc:date>
    <meta:editing-duration>PT1M39S</meta:editing-duration>
    <meta:editing-cycles>1</meta:editing-cycles>
    <meta:document-statistic meta:table-count="0" meta:image-count="0" meta:object-count="0" meta:page-count="1" meta:paragraph-count="2" meta:word-count="4" meta:character-count="52" meta:non-whitespace-character-count="50"/>
    <meta:generator>LibreOffice/7.3.7.2$Linux_X86_64 LibreOffice_project/30$Build-2</meta:generator>
  </office:meta>
</office:document-meta>
</file>